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8-12-18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8-09-10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8-06-26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8-03-28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7-12-06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7-09-19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7-06-07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7-03-28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7-01-04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6-09-22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6-06-28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6-04-08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5-12-11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5-09-15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5-06-25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5-04-10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4-12-19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4-09-18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4-06-25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4-03-14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3-12-13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3-09-19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3-06-28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3-03-22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2-12-12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2-09-21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2-06-29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2-03-02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1-09-16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1-06-15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1-03-17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0-12-10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0-09-10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0-06-09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10-03-05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09-12-10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09-08-26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09-06-04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09-03-20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08-12-0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08-09-05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08-06-0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08-03-06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07-12-06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2007-09-20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723122264101</text:p>
          </table:table-cell>
          <table:table-cell office:value-type="string" calcext:value-type="string">
            <text:p>1980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